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text:p text:style-name="P1"/>
      <text:p text:style-name="P1">Saturday 14 June 2025 <text:s/></text:p>
      <text:p text:style-name="P1"/>
      <text:p text:style-name="P1">Revelation continued......For me the whole issue is the answer to the question “What is really going on,on planet earth?”.....after all if the entire universe is just the result of random chance, then who really cares about anything? Everything is meaningless. Even the death of a child is meaningless.....on the other hand if there is a God......surely that changes everything? But then which God of course? And how is one to ascertain the Truth(if there is such a thing?) of the matter. After all in the natural sciences(physical sciences) the question of the Truth of a proposition is ascertained by reference to the physical evidence and perhaps a dash of logic. But with regards to the Truth of various philosophies,theologies,religions etc the answer is not so simple. Eg …...there is no God but Allah........or perhaps Jesus is Lord, or Jahweh is Lord <text:s/>or there is no God.....and so on. Perhaps the only real solution is Ba-Hai?</text:p>
      <text:p text:style-name="P1">Ie if there is no way to ascertain the Truth of any religion.....then either reject them all or accept them all. One cannot trust emotions or feelings in such a endeavour? One would not trust ones emotions in the matter of determining the speed of light in a vacuum. One would do the math and refer to the evidence. I must admit it can be satisfying if ones calculations work out right. But surely emotions can never be relied on to determine to figure out <text:soft-page-break/>the speed of light in a vacuum. <text:s/>One would do the math. </text:p>
      <text:p text:style-name="P1">So if the question of the meaning of life and which God is the One True God is actually very important, and if one uses the physical sciences as a model for Truth finding, surely saying I FEEL that Jesus is Lord is not adequate …..as somebody else might say there is no God but Allah, and they may FEEL that they are correct. Perhaps very very stro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dc:date>2025-06-14T18:17:45.92</dc:date>
    <meta:editing-duration>PT38M11S</meta:editing-duration>
    <meta:editing-cycles>2</meta:editing-cycles>
    <meta:generator>OpenOffice/4.1.15$Win32 OpenOffice.org_project/4115m2$Build-9813</meta:generator>
    <meta:document-statistic meta:table-count="0" meta:image-count="0" meta:object-count="0" meta:page-count="2" meta:paragraph-count="5" meta:word-count="415" meta:character-count="2297"/>
  </office:meta>
</office:document-meta>
</file>